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2.49cm" table:align="left"/>
    </style:style>
    <style:style style:name="Table1.A" style:family="table-column">
      <style:table-column-properties style:column-width="12.49cm"/>
    </style:style>
    <style:style style:name="Table1.A1" style:family="table-cell">
      <style:table-cell-properties style:vertical-align="middle"/>
    </style:style>
    <style:style style:name="P1" style:family="paragraph" style:parent-style-name="Standard">
      <style:paragraph-properties fo:text-align="center" style:justify-single-word="false"/>
      <style:text-properties officeooo:rsid="000a273d" officeooo:paragraph-rsid="000a273d"/>
    </style:style>
    <style:style style:name="P2" style:family="paragraph" style:parent-style-name="Standard">
      <style:paragraph-properties fo:text-align="start" style:justify-single-word="false"/>
      <style:text-properties officeooo:rsid="000a273d" officeooo:paragraph-rsid="000a273d"/>
    </style:style>
    <style:style style:name="P3" style:family="paragraph" style:parent-style-name="Table_20_Contents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SMEE Axle Load Scales</text:p>
      <text:p text:style-name="P1">Specifications</text:p>
      <text:p text:style-name="P2"/>
      <text:p text:style-name="P2">Load cell LC-4103 K100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3">Specifications Rated capacities ..........................60 kgf, 100 kgf, 150 kgf <text:line-break/>Rated output ..................................1 mV/V+15/-0% <text:line-break/>Maximum deadweight .................80% of rated capacity <text:line-break/>Maximum safe overload .............300% of rated capacity <text:line-break/>Combined error ...........................±0.015% of rated output <text:line-break/>Creep .............................................±0.05% of rated output/hour <text:line-break/>Zero balance ...............................20 ± 5% of rated output <text:line-break/>Compensated <text:line-break/>temperature range .....................-10 °C to +40 °C/+14 °F to +104 °F <text:line-break/>Recommended excitation voltage .......................12 V <text:line-break/>Maximum excitation voltage .........................................15 V <text:line-break/>input terminal resistance .........Approximately 400 Ω <text:line-break/>Output terminal resistance .....350 Ω ± 5 Ω <text:line-break/>Insulation resistance ...............Greater than 5000 MΩ at DC50 V <text:line-break/>Temperature effect <text:line-break/>Zero .............................................0.004% of rated output/°C <text:line-break/>Span ............................................0.0014% of rated output/°C Typ. <text:line-break/>Platform size .............................400 × 600 mm/15.8 × 23.6 inches <text:line-break/>Cable length .............................2 m/78 inches</text:p>
          </table:table-cell>
        </table:table-row>
        <table:table-row>
          <table:table-cell table:style-name="Table1.A1" office:value-type="string">
            <text:p text:style-name="P3"/>
          </table:table-cell>
        </table:table-row>
      </table:table>
      <text:p text:style-name="P2"/>
      <text:p text:style-name="P2">Display:-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Campbell</meta:initial-creator>
    <meta:creation-date>2018-10-01T22:24:29.535218734</meta:creation-date>
    <dc:date>2018-10-01T22:36:54.544174216</dc:date>
    <dc:creator>Bob Campbell</dc:creator>
    <meta:editing-duration>PT2M14S</meta:editing-duration>
    <meta:editing-cycles>1</meta:editing-cycles>
    <meta:document-statistic meta:table-count="1" meta:image-count="0" meta:object-count="0" meta:page-count="1" meta:paragraph-count="5" meta:word-count="127" meta:character-count="1249" meta:non-whitespace-character-count="1109"/>
    <meta:generator>LibreOffice/6.0.6.2$Linux_X86_64 LibreOffice_project/00$Build-2</meta:generator>
  </office:meta>
</office:document-meta>
</file>